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985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co13" style:family="table-column">
      <style:table-column-properties fo:break-before="auto" style:column-width="0.485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5.332cm"/>
    </style:style>
    <style:style style:name="co16" style:family="table-column">
      <style:table-column-properties fo:break-before="auto" style:column-width="2.766cm"/>
    </style:style>
    <style:style style:name="co17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87cm"/>
    </style:style>
    <style:style style:name="co22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272727272727273">
            <text:p>27,27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7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7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7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0">
            <text:p>0%</text:p>
          </table:table-cell>
          <table:table-cell table:style-name="ce13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">
            <text:p>0%</text:p>
          </table:table-cell>
          <table:table-cell table:style-name="ce6" office:value-type="string">
            <text:p>TIENDA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">
            <text:p>0%</text:p>
          </table:table-cell>
          <table:table-cell table:style-name="ce6" office:value-type="string">
            <text:p>INTERFAZ INIC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TEM ENEMIGO?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BAJ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RRETAS</text:p>
          </table:table-cell>
          <table:table-cell table:style-name="ce8" table:formula="of:=IF([.E13]&lt;&gt;[.E12];1;[.D12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NTROL MANDO</text:p>
          </table:table-cell>
          <table:table-cell table:style-name="ce8" table:formula="of:=IF([.E14]&lt;&gt;[.E13];1;[.D13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RITES</text:p>
          </table:table-cell>
          <table:table-cell table:style-name="ce8" table:formula="of:=IF([.E15]&lt;&gt;[.E14];1;[.D14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ONIDO</text:p>
          </table:table-cell>
          <table:table-cell table:style-name="ce8" table:formula="of:=IF([.E16]&lt;&gt;[.E15];1;[.D15]+1)" office:value-type="float" office:value="4">
            <text:p>4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3" table:default-cell-style-name="ce1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5" table:default-cell-style-name="ce2"/>
        <table:table-column table:style-name="co6" table:default-cell-style-name="ce2"/>
        <table:table-column table:style-name="co17" table:default-cell-style-name="ce2"/>
        <table:table-column table:style-name="co21" table:default-cell-style-name="ce10"/>
        <table:table-column table:style-name="co22" table:default-cell-style-name="ce12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13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POR AHORA LO POSPONGO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TRAR TIEND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ENTRE OPCIO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LEER TEXT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PRA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MPLEMENTAR OBJET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ELECCIONAR OPCION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MPEZAR JUE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O JUGAR</text:p>
          </table:table-cell>
          <table:table-cell table:style-name="ce8" table:formula="of:=IF([.E9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REDITOS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ENSAJE M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7">07/06/2024</text:date>, <text:time>21:24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7T21:24:26.18</dc:date>
    <meta:editing-duration>P2DT1H19M53S</meta:editing-duration>
    <meta:editing-cycles>117</meta:editing-cycles>
    <meta:generator>OpenOffice/4.1.14$Win32 OpenOffice.org_project/4114m1$Build-9811</meta:generator>
    <meta:document-statistic meta:table-count="7" meta:cell-count="320" meta:object-count="0"/>
  </office:meta>
</office:document-meta>
</file>